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8f5c3"/>
    </style:style>
    <style:style style:name="P2" style:family="paragraph" style:parent-style-name="Standard">
      <style:text-properties officeooo:paragraph-rsid="001a2079"/>
    </style:style>
    <style:style style:name="T1" style:family="text">
      <style:text-properties officeooo:rsid="0018f5c3"/>
    </style:style>
    <style:style style:name="T2" style:family="text">
      <style:text-properties officeooo:rsid="001a20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 A header is created as “student details” in the page.</text:span></text:p>
      <text:p text:style-name="P1"><text:span text:style-name="T1">2. username ,password and login ,cancel button is also created</text:span></text:p>
      <text:p text:style-name="P1"><text:span text:style-name="T1">3. if the authenticated user logins with correct username and password goto step 4</text:span></text:p>
      <text:p text:style-name="P1"><text:span text:style-name="T1">4. enters the next page .here in this page the various details such as </text:span><text:span text:style-name="T2">name, student id, class ,gender, parent name is provided.and a save button is also created to save the entered details.</text:span></text:p>
      <text:p text:style-name="P2"><text:span text:style-name="T2">5. after saving,in order to add the other student details a new with + mark is added at the top right of the page and can add the details of other students as same above.</text:span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8T10:48:22</meta:creation-date>
    <dc:date>2013-10-08T11:10:11</dc:date>
    <meta:editing-duration>PT5M8S</meta:editing-duration>
    <meta:editing-cycles>1</meta:editing-cycles>
    <meta:document-statistic meta:table-count="0" meta:image-count="0" meta:object-count="0" meta:page-count="1" meta:paragraph-count="5" meta:word-count="104" meta:character-count="560" meta:non-whitespace-character-count="461"/>
    <meta:generator>LibreOffice/4.0.2.2$Linux_X86_64 LibreOffice_project/400m0$Build-2</meta:generator>
  </office:meta>
</office:document-meta>
</file>